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9000000191660D2D615B0BA37.png" manifest:media-type="image/png"/>
  <manifest:file-entry manifest:full-path="Pictures/1000028A000002950000029559A4C1A5DB1AE16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2ceec" officeooo:paragraph-rsid="0002ceec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042e8d" officeooo:paragraph-rsid="00042e8d"/>
    </style:style>
    <style:style style:name="T1" style:family="text">
      <style:text-properties officeooo:rsid="00042e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ie erstelle und versende ich einen neuen Digest?</text:p>
      <text:list xml:id="list4153582795" text:style-name="L1">
        <text:list-item>
          <text:p text:style-name="P3">Das GitHub Repository für die Toolchain inklusive der bisherigen Digests liegt hier: <text:a xlink:type="simple" xlink:href="https://github.com/SovereignCloudStack/newsletter" office:target-frame-name="_blank" xlink:show="new" text:style-name="Internet_20_link" text:visited-style-name="Visited_20_Internet_20_Link">https://github.com/SovereignCloudStack/newsletter</text:a> </text:p>
        </text:list-item>
        <text:list-item>
          <text:p text:style-name="P4">Das Repository muss ausgechecked werden</text:p>
        </text:list-item>
        <text:list-item>
          <text:p text:style-name="P4">Ein neuer Branch muss angelegt werden (VS Code &gt; Source Control &gt; Branch &gt; Create Branch)</text:p>
        </text:list-item>
        <text:list-item>
          <text:p text:style-name="P3">Im Ordner <text:span text:style-name="Source_20_Text">_digest</text:span> liegen nummerierte Markdown Dateien, die für den jeweiligen Digest stehen. </text:p>
        </text:list-item>
        <text:list-item>
          <text:p text:style-name="P3">Für einen neuen Digest legt man im <text:span text:style-name="Source_20_Text">_digest</text:span> Ordner eine neue <text:span text:style-name="Source_20_Text">.md</text:span>Datei an mit der neuen Nummer. (Tip: Am besten kopiert man die vorherige und ändert den Namen. So hat man das Layout/Struktur direkt übernommen und kann Text und Links zu Bildern ändern.) </text:p>
        </text:list-item>
        <text:list-item>
          <text:p text:style-name="P3">Im <text:span text:style-name="Source_20_Text">assets</text:span> Ordner liegen nummerierte Ordner, die für den jeweiligen Digest stehen. Darin befinden sich alle Bilder für den jeweiligen digest. </text:p>
        </text:list-item>
        <text:list-item>
          <text:p text:style-name="P4">Alle Änderungen müssen eingechecked werden (VS Code &gt; Source Control &gt; Commit &amp; <text:span text:style-name="T1">Push</text:span>)</text:p>
        </text:list-item>
        <text:list-item>
          <text:p text:style-name="P4">GitHub Homepage &gt; Pull Requests &gt; New Pull Request</text:p>
        </text:list-item>
        <text:list-item>
          <text:p text:style-name="P5">Vorher angelegten Branch in „compare:xyz“ auswählen</text:p>
        </text:list-item>
        <text:list-item>
          <text:p text:style-name="P5">Änderungen nochmal reviewen, dann Create Pull Request</text:p>
        </text:list-item>
        <text:list-item>
          <text:p text:style-name="P5">Ggf. Kommentar hinzufügen</text:p>
        </text:list-item>
        <text:list-item>
          <text:p text:style-name="P5">Create Pull Request</text:p>
        </text:list-item>
        <text:list-item>
          <text:p text:style-name="P5">Ggf. Konflikte lösen (resolven)</text:p>
        </text:list-item>
        <text:list-item>
          <text:p text:style-name="P5">Häkchen bei „Merge without waiting…“ setzen</text:p>
        </text:list-item>
        <text:list-item>
          <text:p text:style-name="P5">Squash and merge &gt; Confirm squash and merge </text:p>
        </text:list-item>
        <text:list-item>
          <text:p text:style-name="P3">Sobald der PR gemerged ist, startet eine gh-action und baut eine .eml (E-Mail) und .html (Gut für eine Vorschau ob alles passt) auf diese Adresse: <text:span text:style-name="Source_20_Text">https://sovereigncloudstack.github.io/newsletter/digest/${number}</text:span> Die Variable <text:span text:style-name="Source_20_Text">${number}</text:span> bitte mit der entsprechenden Digest Nummer ersetzen. </text:p>
        </text:list-item>
        <text:list-item>
          <text:p text:style-name="P2">Wenn man dann die .eml herunterlädt von <text:span text:style-name="Source_20_Text">https://sovereigncloudstack.github.io/newsletter/digest/${number}/mailing.eml</text:span> kann man diese verschicken. Wie man eine Mail aussendet ist hier beschrieben: <text:a xlink:type="simple" xlink:href="https://sovereigncloudstack.github.io/newsletter/digest/" office:target-frame-name="_blank" xlink:show="new" text:style-name="Internet_20_link" text:visited-style-name="Visited_20_Internet_20_Link">https://sovereigncloudstack.github.io/newsletter/digest/</text:a> </text:p>
        </text:list-item>
      </text:list>
      <text:p text:style-name="P1"/>
      <text:p text:style-name="P1"><text:a xlink:type="simple" xlink:href="https://github.com/SovereignCloudStack/newsletter" office:target-frame-name="_blank" xlink:show="new" text:style-name="Internet_20_link" text:visited-style-name="Visited_20_Internet_20_Link">GitHub - SovereignCloudStack/newsletter: Newsletter for the SCS community</text:a> - GitHub</text:p>
      <text:p text:style-name="P1">Newsletter for the SCS community. Contribute to SovereignCloudStack/newsletter development by creating an account on GitHub.</text:p>
      <text:p text:style-name="P1"><draw:frame draw:style-name="fr1" draw:name="Bild2" text:anchor-type="as-char" svg:width="0.476cm" svg:height="0.476cm" draw:z-index="0"><draw:image xlink:href="Pictures/1000028A000002950000029559A4C1A5DB1AE16C.svg" xlink:type="simple" xlink:show="embed" xlink:actuate="onLoad" draw:mime-type="image/svg+xml"/><draw:image xlink:href="Pictures/1000000100000019000000191660D2D615B0BA37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4:27:10.555425037</meta:creation-date>
    <dc:date>2023-04-28T14:49:03.991268333</dc:date>
    <meta:editing-duration>PT1H5M5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1" meta:word-count="278" meta:character-count="1963" meta:non-whitespace-character-count="1715"/>
  </office:meta>
</office:document-meta>
</file>